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57.61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53.89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transparent" fo:border="0.06pt solid #000000" style:vertical-align="middle"/>
    </style:style>
    <style:style style:name="ce6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fo:background-color="#f04e4d" fo:border="0.06pt solid #000000"/>
    </style:style>
    <style:style style:name="ce78" style:family="table-cell" style:parent-style-name="Default">
      <style:table-cell-properties fo:background-color="#fff450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5e8ac7" fo:border="0.06pt solid #000000"/>
    </style:style>
    <style:style style:name="ce8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4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4"/>
        <table:table-column table:style-name="co10" table:default-cell-style-name="ce54"/>
        <table:table-column table:style-name="co12" table:default-cell-style-name="ce63"/>
        <table:table-column table:style-name="co10" table:default-cell-style-name="ce63"/>
        <table:table-row table:style-name="ro1">
          <table:table-cell table:style-name="Default" table:number-columns-repeated="6"/>
          <table:table-cell table:style-name="ce51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1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 table:style-name="ce58"/>
          <table:table-cell office:value-type="string" calcext:value-type="string">
            <text:p>f(2,0.1) = -2.02174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8"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table:style-name="ce58" office:value-type="string" calcext:value-type="string">
            <text:p>f(9.42,2.47)=0.397998</text:p>
          </table:table-cell>
          <table:table-cell table:style-name="ce58"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 table:style-name="ce58"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1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table:style-name="ce58" office:value-type="string" calcext:value-type="string">
            <text:p>f(-0.09,0.71) = -1.03157</text:p>
          </table:table-cell>
          <table:table-cell table:style-name="ce58" office:value-type="string" calcext:value-type="string">
            <text:p>668m53.360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table:style-name="ce58" office:value-type="string" calcext:value-type="string">
            <text:p>f(0,0) = -6.8813e+23</text:p>
          </table:table-cell>
          <table:table-cell table:style-name="ce58" office:value-type="string" calcext:value-type="string">
            <text:p>1m32.412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Cosine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table:style-name="ce58" office:value-type="string" calcext:value-type="string">
            <text:p>f(0,0) = -0.2</text:p>
          </table:table-cell>
          <table:table-cell table:style-name="ce58" office:value-type="string" calcext:value-type="string">
            <text:p>4m52.842s</text:p>
          </table:table-cell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Scahff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table:style-name="ce81" office:value-type="string" calcext:value-type="string">
            <text:p>f(0,0) = 0</text:p>
          </table:table-cell>
          <table:table-cell table:style-name="ce81" office:value-type="string" calcext:value-type="string">
            <text:p>20m25.419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108m35.148s</text:p>
          </table:table-cell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60"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table:style-name="ce63" office:value-type="string" calcext:value-type="string">
            <text:p>F(−2,903534;−2.903534)</text:p>
            <text:p>=−78,33198</text:p>
          </table:table-cell>
          <table:table-cell table:style-name="ce58"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table:style-name="ce58" office:value-type="string" calcext:value-type="string">
            <text:p>f(-2.9,-2.9) = -78.3319</text:p>
          </table:table-cell>
          <table:table-cell table:style-name="ce58" office:value-type="string" calcext:value-type="string">
            <text:p>2m23.259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0" office:value-type="string" calcext:value-type="string">
            <text:p>Trecann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0m4.187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0" office:value-type="string" calcext:value-type="string">
            <text:p>Tsoulos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table:style-name="ce58" office:value-type="string" calcext:value-type="string">
            <text:p>f(0,0) = -2</text:p>
          </table:table-cell>
          <table:table-cell table:style-name="ce58" office:value-type="string" calcext:value-type="string">
            <text:p>3m19.756s</text:p>
          </table:table-cell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0" office:value-type="string" calcext:value-type="string">
            <text:p>Ursem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table:style-name="ce58" office:value-type="string" calcext:value-type="string">
            <text:p>f(1.7,0) = -4.8168</text:p>
          </table:table-cell>
          <table:table-cell table:style-name="ce58" office:value-type="string" calcext:value-type="string">
            <text:p>86m19.487s</text:p>
          </table:table-cell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0" office:value-type="string" calcext:value-type="string">
            <text:p>Wayburn Sead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0" office:value-type="string" calcext:value-type="string">
            <text:p>Zirill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0" office:value-type="string" calcext:value-type="string">
            <text:p>Rotated Ellipse 0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Semi-Positiv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Coef</text:p>
          </table:table-cell>
          <table:table-cell table:style-name="ce74" office:value-type="string" calcext:value-type="string" table:number-columns-spanned="2" table:number-rows-spanned="1">
            <text:p>Boolector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Z3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athsat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inisat</text:p>
          </table:table-cell>
          <table:covered-table-cell table:style-name="ce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71" office:value-type="string" calcext:value-type="string">
            <text:p>F(0,0) = 0</text:p>
          </table:table-cell>
          <table:table-cell/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10m57,313s</text:p>
          </table:table-cell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4m49,53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m22,82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54" office:value-type="string" calcext:value-type="string">
            <text:p>F(0,0) = 0</text:p>
          </table:table-cell>
          <table:table-cell/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9m37,702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1,450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4,909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8,354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0,440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46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2m1,563s</text:p>
          </table:table-cell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54" office:value-type="string" calcext:value-type="string">
            <text:p>F(0.2,1) = 0</text:p>
          </table:table-cell>
          <table:table-cell table:style-name="ce5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table:style-name="ce54" office:value-type="string" calcext:value-type="string">
            <text:p>F(5,5) = 0</text:p>
          </table:table-cell>
          <table:table-cell table:style-name="ce79" office:value-type="string" calcext:value-type="string">
            <text:p>0m2,785s</text:p>
          </table:table-cell>
          <table:table-cell table:style-name="ce79" office:value-type="string" calcext:value-type="string">
            <text:p><text:s/>f(5,-5) = 0</text:p>
          </table:table-cell>
          <table:table-cell table:style-name="ce54"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54" office:value-type="string" calcext:value-type="string">
            <text:p>F(5,5) = 0</text:p>
          </table:table-cell>
          <table:table-cell table:style-name="ce5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5.411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.378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5.411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4.032s</text:p>
          </table:table-cell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Convex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7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Coef</text:p>
          </table:table-cell>
          <table:table-cell table:style-name="ce75" office:value-type="string" calcext:value-type="string" table:number-columns-spanned="2" table:number-rows-spanned="1">
            <text:p>Boolector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Z3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athsat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inisat</text:p>
          </table:table-cell>
          <table:covered-table-cell table:style-name="ce80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54" office:value-type="string" calcext:value-type="string">
            <text:p><text:span text:style-name="T1">-10≤xi≤</text:span>10</text:p>
          </table:table-cell>
          <table:table-cell table:style-name="ce5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48.002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811,-9.315) = 0</text:p>
          </table:table-cell>
          <table:table-cell table:style-name="ce54" office:value-type="string" calcext:value-type="string">
            <text:p>0m26.236s</text:p>
          </table:table-cell>
          <table:table-cell table:style-name="ce54" office:value-type="string" calcext:value-type="string">
            <text:p>f(-9.976,-9.832) = 0</text:p>
          </table:table-cell>
          <table:table-cell table:style-name="ce54"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692,-2.538) = 0</text:p>
          </table:table-cell>
          <table:table-cell table:style-name="ce54" office:value-type="string" calcext:value-type="string">
            <text:p>0m23.623s</text:p>
          </table:table-cell>
          <table:table-cell table:style-name="ce54" office:value-type="string" calcext:value-type="string">
            <text:p>f(-4.29496e+06,-4.29496e+06) = -1.2548e+30</text:p>
          </table:table-cell>
          <table:table-cell table:style-name="ce54"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.197s</text:p>
          </table:table-cell>
        </table:table-row>
        <table:table-row table:style-name="ro5">
          <table:table-cell/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MC Cormick</text:p>
          </table:table-cell>
          <table:table-cell table:style-name="ce68" office:value-type="string" calcext:value-type="string">
            <text:p> -2&lt;X1&lt;4 </text:p>
            <text:p>-3&lt;x2&lt;4</text:p>
          </table:table-cell>
          <table:table-cell table:style-name="ce58" office:value-type="string" calcext:value-type="string">
            <text:p> F(-0,54719,-1,54719) </text:p>
            <text:p>= -1.9133</text:p>
          </table:table-cell>
          <table:table-cell table:style-name="ce58" office:value-type="float" office:value="1000" calcext:value-type="float">
            <text:p>1000</text:p>
          </table:table-cell>
          <table:table-cell office:value-type="string" calcext:value-type="string">
            <text:p>f(-0.55,-1.55) = -1.91321</text:p>
          </table:table-cell>
          <table:table-cell office:value-type="string" calcext:value-type="string">
            <text:p>44m24.354s</text:p>
          </table:table-cell>
          <table:table-cell office:value-type="string" calcext:value-type="string">
            <text:p>f(-0.55,-1.55)=-1.91321 </text:p>
          </table:table-cell>
          <table:table-cell office:value-type="string" calcext:value-type="string">
            <text:p>timeout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2285m55.597s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5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0.494,1) = 3</text:p>
          </table:table-cell>
          <table:table-cell table:style-name="ce54" office:value-type="string" calcext:value-type="string">
            <text:p>2m20.593s</text:p>
          </table:table-cell>
          <table:table-cell table:style-name="ce54" office:value-type="string" calcext:value-type="string">
            <text:p>f(-0.649,0.882) = 3</text:p>
          </table:table-cell>
          <table:table-cell table:style-name="ce54"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54" office:value-type="string" calcext:value-type="string">
            <text:p>f(0,-1) = 3</text:p>
          </table:table-cell>
          <table:table-cell table:style-name="ce5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824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76" office:value-type="string" calcext:value-type="string">
            <text:p>f(0,0) = 0</text:p>
          </table:table-cell>
          <table:table-cell table:style-name="ce54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.664s</text:p>
          </table:table-cell>
          <table:table-cell table:style-name="ce54" office:value-type="string" calcext:value-type="string">
            <text:p>f(0,0) = 0</text:p>
          </table:table-cell>
          <table:table-cell table:style-name="ce89" office:value-type="string" calcext:value-type="string">
            <text:p>0m1.2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642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54" office:value-type="string" calcext:value-type="string">
            <text:p>-10&lt;xi&lt;10</text:p>
          </table:table-cell>
          <table:table-cell table:style-name="ce5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1m22.62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7.08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8.9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091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33,19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0,749s</text:p>
          </table:table-cell>
          <table:table-cell table:style-name="ce76" office:value-type="string" calcext:value-type="string">
            <text:p>f(-0,-0) = 0</text:p>
          </table:table-cell>
          <table:table-cell table:style-name="ce76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2.185s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11.141s</text:p>
          </table:table-cell>
          <table:table-cell table:style-name="ce76" office:value-type="string" calcext:value-type="string">
            <text:p>f(0,0) = 0</text:p>
          </table:table-cell>
          <table:table-cell table:style-name="ce89" office:value-type="string" calcext:value-type="string">
            <text:p>0m9.791s</text:p>
          </table:table-cell>
          <table:table-cell table:style-name="ce76" office:value-type="string" calcext:value-type="string">
            <text:p>f(-0,0) = -0</text:p>
          </table:table-cell>
          <table:table-cell table:style-name="ce76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54"/>
        <table:table-column table:style-name="co14" table:default-cell-style-name="ce52"/>
        <table:table-column table:style-name="co6" table:default-cell-style-name="ce94"/>
        <table:table-column table:style-name="co15" table:default-cell-style-name="ce94"/>
        <table:table-column table:style-name="co6" table:default-cell-style-name="Default"/>
        <table:table-column table:style-name="co6" table:default-cell-style-name="ce100"/>
        <table:table-column table:style-name="co6" table:number-columns-repeated="2" table:default-cell-style-name="ce71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  <table:table-cell table:number-columns-repeated="2"/>
          <table:table-cell table:style-name="ce96"/>
          <table:table-cell table:style-name="ce79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number-columns-repeated="2" table:style-name="ce102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office:value-type="float" office:value="-78" calcext:value-type="float">
            <text:p>-78</text:p>
          </table:table-cell>
          <table:table-cell table:style-name="ce71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number-columns-repeated="2" table:style-name="ce101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79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9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8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54"/>
        <table:table-column table:style-name="co14" table:default-cell-style-name="ce52"/>
        <table:table-column table:style-name="co16" table:default-cell-style-name="ce94"/>
        <table:table-column table:style-name="co17" table:default-cell-style-name="ce94"/>
        <table:table-column table:style-name="co6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54"/>
        <table:table-column table:style-name="co14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54"/>
        <table:table-column table:style-name="co6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1:00:38.931598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8H39M56S</meta:editing-duration>
    <meta:editing-cycles>71</meta:editing-cycles>
    <meta:generator>LibreOffice/6.0.7.3$Linux_X86_64 LibreOffice_project/00m0$Build-3</meta:generator>
    <dc:date>2019-03-01T12:41:47.592139746</dc:date>
    <meta:document-statistic meta:table-count="5" meta:cell-count="1132" meta:object-count="0"/>
  </office:meta>
</office:document-meta>
</file>